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bf44" draw:textarea-horizontal-align="justify" draw:textarea-vertical-align="middle" draw:auto-grow-height="false" fo:min-height="0.74cm" fo:min-width="2.258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1.378cm" fo:min-width="3.178cm"/>
    </style:style>
    <style:style style:name="gr3" style:family="graphic" style:parent-style-name="standard">
      <style:graphic-properties draw:fill-color="#72bf44" draw:textarea-horizontal-align="justify" draw:textarea-vertical-align="middle" draw:auto-grow-height="false" fo:min-height="1cm" fo:min-width="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textbody">
      <style:graphic-properties draw:textarea-vertical-align="middle" draw:auto-grow-height="false" fo:min-height="5.05cm" fo:min-width="4.5cm"/>
    </style:style>
    <style:style style:name="gr7" style:family="graphic" style:parent-style-name="standard">
      <style:graphic-properties draw:fill-color="#00b274" draw:textarea-horizontal-align="justify" draw:textarea-vertical-align="middle" draw:auto-grow-height="false" fo:min-height="7.65cm" fo:min-width="2.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5.6cm"/>
    </style:style>
    <style:style style:name="gr10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5.6cm"/>
    </style:style>
    <style:style style:name="gr12" style:family="graphic" style:parent-style-name="standard">
      <style:graphic-properties draw:textarea-horizontal-align="justify" draw:textarea-vertical-align="middle" draw:auto-grow-height="false" fo:min-height="1.094cm" fo:min-width="3.46cm"/>
    </style:style>
    <style:style style:name="gr13" style:family="graphic" style:parent-style-name="objectwithoutfill">
      <style:graphic-properties svg:stroke-width="0.053cm" svg:stroke-color="#72bf4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35cm" svg:stroke-color="#ed1c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textarea-horizontal-align="justify" draw:textarea-vertical-align="middle" draw:auto-grow-height="false" fo:min-height="1.164cm" fo:min-width="3.39cm"/>
    </style:style>
    <style:style style:name="gr16" style:family="graphic" style:parent-style-name="objectwithoutfill">
      <style:graphic-properties svg:stroke-width="0.053cm" svg:stroke-color="#72bf4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textarea-horizontal-align="justify" draw:textarea-vertical-align="middle" draw:auto-grow-height="false" fo:min-height="3.85cm" fo:min-width="4.8cm"/>
    </style:style>
    <style:style style:name="gr18" style:family="graphic" style:parent-style-name="standard">
      <style:graphic-properties draw:textarea-horizontal-align="justify" draw:textarea-vertical-align="middle" draw:auto-grow-height="false" fo:min-height="1.73cm" fo:min-width="3.32cm"/>
    </style:style>
    <style:style style:name="gr19" style:family="graphic" style:parent-style-name="standard">
      <style:graphic-properties draw:textarea-horizontal-align="justify" draw:textarea-vertical-align="middle" draw:auto-grow-height="false" fo:min-height="4.45cm" fo:min-width="5.2cm"/>
    </style:style>
    <style:style style:name="gr20" style:family="graphic" style:parent-style-name="standard">
      <style:graphic-properties draw:textarea-horizontal-align="justify" draw:textarea-vertical-align="middle" draw:auto-grow-height="false" fo:min-height="1.164cm" fo:min-width="3.532cm"/>
    </style:style>
    <style:style style:name="gr21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0.768cm" fo:min-width="2.824cm"/>
    </style:style>
    <style:style style:name="gr24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textarea-horizontal-align="justify" draw:textarea-vertical-align="middle" draw:auto-grow-height="false" fo:min-height="1.85cm" fo:min-width="2.2cm"/>
    </style:style>
    <style:style style:name="gr26" style:family="graphic" style:parent-style-name="objectwithoutfill">
      <style:graphic-properties svg:stroke-width="0.081cm" svg:stroke-color="#00a65d" draw:marker-start="Arrow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textarea-horizontal-align="justify" draw:textarea-vertical-align="middle" draw:auto-grow-height="false" fo:min-height="0.316cm" fo:min-width="1.056cm"/>
    </style:style>
    <style:style style:name="gr28" style:family="graphic" style:parent-style-name="standard">
      <style:graphic-properties draw:textarea-horizontal-align="justify" draw:textarea-vertical-align="middle" draw:auto-grow-height="false" fo:min-height="0.458cm" fo:min-width="1.198cm"/>
    </style:style>
    <style:style style:name="gr29" style:family="graphic" style:parent-style-name="objectwithoutfill">
      <style:graphic-properties svg:stroke-width="0.035cm" svg:stroke-color="#00a65d" draw:marker-start="Triangle_20_unfilled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53cm" svg:stroke-color="#00a65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textarea-horizontal-align="justify" draw:textarea-vertical-align="middle" draw:auto-grow-height="false" fo:min-height="2.374cm" fo:min-width="3.7cm"/>
    </style:style>
    <style:style style:name="gr32" style:family="graphic" style:parent-style-name="standard">
      <style:graphic-properties draw:textarea-horizontal-align="justify" draw:textarea-vertical-align="middle" draw:auto-grow-height="false" fo:min-height="0.67cm" fo:min-width="1.764cm"/>
    </style:style>
    <style:style style:name="gr33" style:family="graphic" style:parent-style-name="objectwithoutfill">
      <style:graphic-properties svg:stroke-width="0.081cm" svg:stroke-color="#00a65d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72bf44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00b274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ed1c24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cm" svg:height="1.4cm" svg:x="1.3cm" svg:y="1.2cm">
          <text:p text:style-name="P1"><text:span text:style-name="T1">Start Prog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2cm" svg:height="2.3cm" svg:x="7.7cm" svg:y="1.1cm">
          <text:p text:style-name="P1">Main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3cm" svg:height="2.5cm" svg:x="3.2cm" svg:y="5cm">
          <text:p text:style-name="P4"><text:span text:style-name="T2">Initializ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3.2cm" svg:y1="2.6cm" svg:x2="4.7cm" svg:y2="5.1cm">
          <text:p/>
        </draw:line>
        <draw:frame draw:style-name="gr5" draw:text-style-name="P7" draw:layer="layout" svg:width="0.786cm" svg:height="0.725cm" svg:x="6cm" svg:y="5.7cm">
          <draw:text-box>
            <text:p><text:span text:style-name="T3">Y</text:span></text:p>
          </draw:text-box>
        </draw:frame>
        <draw:custom-shape draw:style-name="gr6" draw:text-style-name="P1" draw:layer="layout" svg:width="5cm" svg:height="5.3cm" svg:x="1.4cm" svg:y="8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3.3cm" svg:height="7.9cm" svg:x="1.9cm" svg:y="11.7cm">
          <text:p text:style-name="P1">Initsite.py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807cm" svg:height="0.725cm" svg:x="2.7cm" svg:y="5.8cm">
          <draw:text-box>
            <text:p><text:span text:style-name="T3">N</text:span></text:p>
          </draw:text-box>
        </draw:frame>
        <draw:connector draw:style-name="gr4" draw:text-style-name="P6" draw:layer="layout" draw:type="curve" svg:x1="3.2cm" svg:y1="6.25cm" svg:x2="1.9cm" svg:y2="15.65cm" draw:start-shape="id1" draw:start-glue-point="5" draw:end-shape="id2" svg:d="M3200 6250c-2701 0-2051 9400-1300 9400" svg:viewBox="0 0 1957 9401">
          <text:p/>
        </draw:connector>
        <draw:connector draw:style-name="gr4" draw:text-style-name="P6" draw:layer="layout" draw:type="curve" svg:x1="6.2cm" svg:y1="6.25cm" svg:x2="7.7cm" svg:y2="2.25cm" draw:start-shape="id1" draw:start-glue-point="7" draw:end-shape="id3" svg:d="M6200 6250c1126 0 377-4000 1500-4000" svg:viewBox="0 0 1501 4001">
          <text:p/>
        </draw:connector>
        <draw:connector draw:style-name="gr8" draw:text-style-name="P9" draw:layer="layout" draw:type="curve" svg:x1="3.55cm" svg:y1="11.7cm" svg:x2="8.461cm" svg:y2="3.064cm" draw:start-shape="id2" draw:start-glue-point="0" draw:end-shape="id3" draw:end-glue-point="7" svg:d="M3550 11700c0-6223 4911-1906 4911-8636" svg:viewBox="0 0 4912 8637">
          <text:p text:style-name="P1"><text:span text:style-name="T3">Site</text:span></text:p>
          <text:p text:style-name="P1"><text:span text:style-name="T3">Initial</text:span><text:span text:style-name="T3">ized</text:span></text:p>
        </draw:connector>
        <draw:custom-shape draw:style-name="gr9" draw:text-style-name="P1" draw:layer="layout" svg:width="6.1cm" svg:height="0.9cm" svg:x="14.2cm" svg:y="1.4cm">
          <text:p text:style-name="P1">Greetings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2cm" svg:y1="13.2cm" svg:x2="14.2cm" svg:y2="1.8cm">
          <text:p/>
        </draw:line>
        <draw:custom-shape draw:style-name="gr11" draw:text-style-name="P1" draw:layer="layout" svg:width="6.1cm" svg:height="1.8cm" svg:x="14.2cm" svg:y="2.7cm">
          <text:p text:style-name="P1">Task 1 - directories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6cm" svg:height="1.9cm" svg:x="14.6cm" svg:y="5.5cm">
          <text:p text:style-name="P1">Set Up Directo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5.2cm" svg:y1="13.8cm" svg:x2="14.2cm" svg:y2="3.4cm">
          <text:p/>
        </draw:line>
        <draw:line draw:style-name="gr13" draw:text-style-name="P6" draw:layer="layout" svg:x1="17.5cm" svg:y1="4.4cm" svg:x2="17.4cm" svg:y2="5.5cm">
          <text:p/>
        </draw:line>
        <draw:line draw:style-name="gr14" draw:text-style-name="P6" draw:layer="layout" svg:x1="14.2cm" svg:y1="4.5cm" svg:x2="5.2cm" svg:y2="14.1cm">
          <text:p/>
        </draw:line>
        <draw:line draw:style-name="gr13" draw:text-style-name="P6" draw:layer="layout" svg:x1="14.5cm" svg:y1="6.5cm" svg:x2="5.2cm" svg:y2="14.4cm">
          <text:p/>
        </draw:line>
        <draw:custom-shape draw:style-name="gr15" draw:text-style-name="P10" draw:layer="layout" svg:width="5.5cm" svg:height="2cm" svg:x="14.8cm" svg:y="7.7cm">
          <text:p text:style-name="P1"><text:span text:style-name="T3">Transfer files &amp;</text:span></text:p>
          <text:p text:style-name="P1"><text:span text:style-name="T3">Initialize Data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5.2cm" svg:y1="14.6cm" svg:x2="14.8cm" svg:y2="8.7cm">
          <text:p/>
        </draw:line>
        <draw:custom-shape draw:style-name="gr17" draw:text-style-name="P1" draw:layer="layout" svg:width="5.3cm" svg:height="4.1cm" svg:x="14.8cm" svg:y="10cm">
          <text:p text:style-name="P1">Owner Information</text:p>
          <text:p text:style-name="P1">Both</text:p>
          <text:p text:style-name="P1">User</text:p>
          <text:p text:style-name="P1">and </text:p>
          <text:p text:style-name="P1">Group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4cm" svg:height="2.8cm" svg:x="14.8cm" svg:y="15.3cm">
          <text:p text:style-name="P1">Set Owner and</text:p>
          <text:p text:style-name="P1">Group 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7cm" svg:height="4.7cm" svg:x="14.8cm" svg:y="19.2cm">
          <text:p text:style-name="P1">Additional</text:p>
          <text:p text:style-name="P1">Users and</text:p>
          <text:p text:style-name="P1">Group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7cm" svg:height="2cm" svg:x="14.7cm" svg:y="24.7cm">
          <text:p text:style-name="P1">Set Additio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5.2cm" svg:y1="15.1cm" svg:x2="14.8cm" svg:y2="11.8cm">
          <text:p/>
        </draw:line>
        <draw:line draw:style-name="gr21" draw:text-style-name="P6" draw:layer="layout" svg:x1="14.8cm" svg:y1="12.7cm" svg:x2="5.2cm" svg:y2="15.3cm">
          <text:p/>
        </draw:line>
        <draw:line draw:style-name="gr22" draw:text-style-name="P6" draw:layer="layout" svg:x1="17.5cm" svg:y1="14.1cm" svg:x2="17.5cm" svg:y2="15.3cm">
          <text:p/>
        </draw:line>
        <draw:line draw:style-name="gr22" draw:text-style-name="P6" draw:layer="layout" svg:x1="14.8cm" svg:y1="16.7cm" svg:x2="5.2cm" svg:y2="15.5cm">
          <text:p/>
        </draw:line>
        <draw:line draw:style-name="gr22" draw:text-style-name="P6" draw:layer="layout" svg:x1="5.2cm" svg:y1="15.8cm" svg:x2="14.8cm" svg:y2="21.6cm">
          <text:p/>
        </draw:line>
        <draw:line draw:style-name="gr21" draw:text-style-name="P6" draw:layer="layout" svg:x1="14.8cm" svg:y1="21.9cm" svg:x2="5.2cm" svg:y2="16.3cm">
          <text:p/>
        </draw:line>
        <draw:line draw:style-name="gr22" draw:text-style-name="P6" draw:layer="layout" svg:x1="17.7cm" svg:y1="23.9cm" svg:x2="17.5cm" svg:y2="24.7cm">
          <text:p/>
        </draw:line>
        <draw:line draw:style-name="gr22" draw:text-style-name="P6" draw:layer="layout" svg:x1="14.6cm" svg:y1="25.7cm" svg:x2="5.2cm" svg:y2="16.6cm">
          <text:p/>
        </draw:line>
        <draw:custom-shape draw:style-name="gr23" draw:text-style-name="P11" draw:layer="layout" svg:width="4.7cm" svg:height="1.44cm" svg:x="1.2cm" svg:y="25.5cm">
          <text:p text:style-name="P1"><text:span text:style-name="T3">Clear all and 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6" draw:layer="layout" svg:x1="1.9cm" svg:y1="19.6cm" svg:x2="2.5cm" svg:y2="25.5cm">
          <text:p/>
        </draw:line>
        <draw:custom-shape draw:style-name="gr25" draw:text-style-name="P1" draw:layer="layout" svg:width="2.7cm" svg:height="2.1cm" svg:x="3cm" svg:y="23cm">
          <text:p text:style-name="P1">Manual</text:p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2.7cm" svg:y1="19.6cm" svg:x2="4.1cm" svg:y2="23cm">
          <text:p/>
        </draw:line>
        <draw:custom-shape draw:style-name="gr27" draw:text-style-name="P1" draw:layer="layout" svg:width="2.2cm" svg:height="0.8cm" svg:x="6.4cm" svg:y="24.8cm">
          <text:p text:style-name="P1">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2.4cm" svg:height="1cm" svg:x="6.2cm" svg:y="25.8cm">
          <text:p text:style-name="P1">pr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6" draw:layer="layout" svg:x1="5.7cm" svg:y1="24.1cm" svg:x2="6.5cm" svg:y2="25.1cm">
          <text:p/>
        </draw:line>
        <draw:line draw:style-name="gr30" draw:text-style-name="P6" draw:layer="layout" svg:x1="7.4cm" svg:y1="25.6cm" svg:x2="7.4cm" svg:y2="25.8cm">
          <text:p/>
        </draw:line>
        <draw:line draw:style-name="gr30" draw:text-style-name="P6" draw:layer="layout" svg:x1="5.7cm" svg:y1="24.8cm" svg:x2="6.4cm" svg:y2="26.1cm">
          <text:p/>
        </draw:line>
        <draw:custom-shape draw:style-name="gr31" draw:text-style-name="P1" draw:layer="layout" svg:width="4.2cm" svg:height="2.624cm" svg:x="4.4cm" svg:y="20.276cm">
          <text:p text:style-name="P1">Additional</text:p>
          <text:p text:style-name="P1">Website</text:p>
          <text:p text:style-name="P1">customization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2cm" svg:height="1.3cm" svg:x="8.9cm" svg:y="23.4cm">
          <text:p text:style-name="P1">Set 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6" draw:layer="layout" svg:x1="9.8cm" svg:y1="23.4cm" svg:x2="8.6cm" svg:y2="22.9cm">
          <text:p/>
        </draw:line>
        <draw:line draw:style-name="gr26" draw:text-style-name="P6" draw:layer="layout" svg:x1="5.2cm" svg:y1="17.6cm" svg:x2="6.7cm" svg:y2="2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7:22:12.894408772</meta:creation-date>
    <dc:date>2018-02-19T18:13:20.417119083</dc:date>
    <meta:editing-duration>PT9M44S</meta:editing-duration>
    <meta:editing-cycles>1</meta:editing-cycles>
    <meta:document-statistic meta:object-count="46"/>
    <meta:generator>LibreOffice/5.4.2.2$Linux_X86_64 LibreOffice_project/40m0$Build-2</meta:generator>
  </office:meta>
</office:document-meta>
</file>